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3"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rsid="001be9b5" officeooo:paragraph-rsid="001d5577"/>
    </style:style>
    <style:style style:name="P5" style:family="paragraph" style:parent-style-name="Standard">
      <style:text-properties officeooo:paragraph-rsid="001d5577"/>
    </style:style>
    <style:style style:name="P6" style:family="paragraph" style:parent-style-name="Standard">
      <style:text-properties officeooo:rsid="001d5577" officeooo:paragraph-rsid="001d5577"/>
    </style:style>
    <style:style style:name="P7" style:family="paragraph" style:parent-style-name="Standard">
      <style:text-properties officeooo:rsid="001d5577" officeooo:paragraph-rsid="0022484d"/>
    </style:style>
    <style:style style:name="P8" style:family="paragraph" style:parent-style-name="Standard">
      <style:paragraph-properties fo:text-align="center" style:justify-single-word="false"/>
      <style:text-properties officeooo:rsid="0021e8b0" officeooo:paragraph-rsid="0021e8b0"/>
    </style:style>
    <style:style style:name="P9" style:family="paragraph" style:parent-style-name="Standard">
      <style:paragraph-properties fo:text-align="center" style:justify-single-word="false"/>
      <style:text-properties officeooo:rsid="00237382" officeooo:paragraph-rsid="00237382"/>
    </style:style>
    <style:style style:name="P10" style:family="paragraph" style:parent-style-name="Standard">
      <style:paragraph-properties fo:text-align="start" style:justify-single-word="false"/>
      <style:text-properties officeooo:rsid="00237382" officeooo:paragraph-rsid="00237382"/>
    </style:style>
    <style:style style:name="P11" style:family="paragraph" style:parent-style-name="Standard">
      <style:paragraph-properties fo:text-align="start" style:justify-single-word="false"/>
      <style:text-properties fo:font-weight="bold" officeooo:rsid="0025275a" officeooo:paragraph-rsid="0025275a" style:font-weight-asian="bold" style:font-weight-complex="bold"/>
    </style:style>
    <style:style style:name="P12" style:family="paragraph" style:parent-style-name="Standard">
      <style:paragraph-properties fo:text-align="start" style:justify-single-word="false"/>
      <style:text-properties fo:font-weight="bold" officeooo:rsid="00269b53" officeooo:paragraph-rsid="00269b53" style:font-weight-asian="bold" style:font-weight-complex="bold"/>
    </style:style>
    <style:style style:name="P13" style:family="paragraph" style:parent-style-name="Standard">
      <style:paragraph-properties fo:text-align="start" style:justify-single-word="false"/>
      <style:text-properties fo:font-weight="normal" officeooo:rsid="0025275a" officeooo:paragraph-rsid="0025275a" style:font-weight-asian="normal" style:font-weight-complex="normal"/>
    </style:style>
    <style:style style:name="P14" style:family="paragraph" style:parent-style-name="Standard">
      <style:paragraph-properties fo:text-align="start" style:justify-single-word="false"/>
      <style:text-properties fo:font-weight="normal" officeooo:rsid="00269b53" officeooo:paragraph-rsid="00269b53" style:font-weight-asian="normal" style:font-weight-complex="normal"/>
    </style:style>
    <style:style style:name="P15" style:family="paragraph" style:parent-style-name="Standard">
      <style:paragraph-properties fo:text-align="start" style:justify-single-word="false"/>
      <style:text-properties fo:font-weight="normal" officeooo:rsid="0027b230" officeooo:paragraph-rsid="0027b230" style:font-weight-asian="normal" style:font-weight-complex="normal"/>
    </style:style>
    <style:style style:name="P16" style:family="paragraph" style:parent-style-name="Standard">
      <style:paragraph-properties fo:text-align="center" style:justify-single-word="false"/>
      <style:text-properties fo:font-weight="normal" officeooo:rsid="0027b230" officeooo:paragraph-rsid="0027b230" style:font-weight-asian="normal" style:font-weight-complex="normal"/>
    </style:style>
    <style:style style:name="P17" style:family="paragraph" style:parent-style-name="Standard">
      <style:paragraph-properties fo:text-align="start" style:justify-single-word="false"/>
      <style:text-properties officeooo:rsid="00243ac1" officeooo:paragraph-rsid="00243ac1"/>
    </style:style>
    <style:style style:name="P18" style:family="paragraph" style:parent-style-name="Standard">
      <style:paragraph-properties fo:break-before="page"/>
      <style:text-properties officeooo:rsid="001be004" officeooo:paragraph-rsid="001be004"/>
    </style:style>
    <style:style style:name="P19" style:family="paragraph" style:parent-style-name="Standard">
      <style:paragraph-properties fo:text-align="start" style:justify-single-word="false"/>
      <style:text-properties fo:font-weight="normal" officeooo:rsid="0025275a" officeooo:paragraph-rsid="0029069f" style:font-weight-asian="normal" style:font-weight-complex="normal"/>
    </style:style>
    <style:style style:name="T1" style:family="text">
      <style:text-properties officeooo:rsid="0021e8b0"/>
    </style:style>
    <style:style style:name="T2" style:family="text">
      <style:text-properties officeooo:rsid="0022484d"/>
    </style:style>
    <style:style style:name="T3" style:family="text">
      <style:text-properties style:text-position="super 58%" officeooo:rsid="0021e8b0"/>
    </style:style>
    <style:style style:name="T4" style:family="text">
      <style:text-properties style:text-position="super 58%" officeooo:rsid="0029069f"/>
    </style:style>
    <style:style style:name="T5" style:family="text">
      <style:text-properties officeooo:rsid="00237382"/>
    </style:style>
    <style:style style:name="T6" style:family="text">
      <style:text-properties officeooo:rsid="00243ac1"/>
    </style:style>
    <style:style style:name="T7" style:family="text">
      <style:text-properties officeooo:rsid="00269b53"/>
    </style:style>
    <style:style style:name="T8" style:family="text">
      <style:text-properties officeooo:rsid="0029069f"/>
    </style:style>
    <style:style style:name="T9" style:family="text">
      <style:text-properties officeooo:rsid="002a524e"/>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note on the L network</text:p>
      <text:p text:style-name="P13"/>
      <text:p text:style-name="P11">The coarse tune algorithm</text:p>
      <text:p text:style-name="P19">In order to quickly get at a ball park figure and establish a starting point for a fine tune, a coarse tune algorithm is applied. This simply switches each C relay in turn starting at 0 relays up to <text:span text:style-name="T8">the </text:span>8<text:span text:style-name="T4">th</text:span><text:span text:style-name="T8"> </text:span><text:s/><text:span text:style-name="T7">relay </text:span>and <text:span text:style-name="T7">at each step, </text:span>stepping each L relay in turn again from 0 to 8 and recording the SWR in a 2 dimensional array. <text:span text:style-name="T8">There will be</text:span> a total of 81 readings ( 0 to 8 inclusive <text:span text:style-name="T7">for C</text:span>, by <text:span text:style-name="T7">0</text:span> to 8 inclusive for L). <text:span text:style-name="T7">The array is examined to retrieve the best SWR and the relay combination is recorded.</text:span></text:p>
      <text:p text:style-name="P13"/>
      <text:p text:style-name="P14">The process is done with the capacitors connected to the antenna or output side of the inductors (HiZ) and repeated with the capacitors connected to the input side of the L network (LoZ). The best SWR <text:span text:style-name="T8">from each of</text:span> the two <text:span text:style-name="T8">sets of readings is returned and the best of the two</text:span> determine the starting point of the fine tune and whether we are HiZ or LoZ.</text:p>
      <text:p text:style-name="P13"/>
      <text:p text:style-name="P15">doRelayCoarseSteps(): Caps are connected to Output (HiZ)</text:p>
      <text:p text:style-name="P15"><draw:frame draw:style-name="fr1" draw:name="Object3" text:anchor-type="paragraph" svg:width="15.709cm" svg:height="4.516cm" draw:z-index="2"><draw:object xlink:href="./Object 3" xlink:type="simple" xlink:show="embed" xlink:actuate="onLoad"/><draw:image xlink:href="./ObjectReplacements/Object 3" xlink:type="simple" xlink:show="embed" xlink:actuate="onLoad"/></draw:frame>bestC = 7; bestL = 1; SWR = <text:s text:c="2"/>1.50267</text:p>
      <text:p text:style-name="P16">fig w</text:p>
      <text:p text:style-name="P15">The chart in fig w is a printout of the values obtained from sweeping the capacitor and inductor relays. As can be seen there are some pretty wild swings of SWR over the relay ranges but there is always one spot which is better than the others. In this case it occurs when C relay number 7 is operated along with L relay number 1 <text:span text:style-name="T8">giving</text:span> an SWR of 1.50267. This is <text:span text:style-name="T8">a </text:span>close enough <text:span text:style-name="T8">point</text:span> for us to <text:span text:style-name="T8">perform a</text:span> fine tune without too many relay steps to get our match.</text:p>
      <text:p text:style-name="P18"><text:span text:style-name="T1">A </text:span>snapshot of <text:span text:style-name="T1">the SWR's returned by operating</text:span> the <text:span text:style-name="T1">consecutive </text:span><text:s/>relays <text:span text:style-name="T1">steps</text:span> around the <text:span text:style-name="T1">chosen best</text:span> relays from the coarse tune subroutine <text:span text:style-name="T1">is shown in fig x</text:span>. The coarse tune subroutine <text:span text:style-name="T9">has</text:span> returned the best single Inductor and Capacitor relay <text:span text:style-name="T9">combination</text:span>. Holding the Inductor relay fixed the fine tune subroutine is going <text:s/>to traverse the relays around the “best so far” capacitor relay to try to improve the SWR. In the example shown the operated capacitor relay was #7 corresponding to a value of 64 <text:span text:style-name="T1">in a binary count (1, 2 , 4, 8, 16, 32, 64, 128) i.e. 7</text:span><text:span text:style-name="T3">th</text:span><text:span text:style-name="T1"> relay gives a count of 64.</text:span></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4">Examining the VSWR data it can be seen that the value returned from the coarse tune subroutine (held in array[4]) is not the best SWR which is actually at relay combination 5<text:span text:style-name="T2">4 in fig x</text:span>. The program examines the array to get the SWR trend and returns a count of where the best SWR is which <text:span text:style-name="T9">occurs at</text:span> position, values[0] in this case. If count is less than the reference position <text:span text:style-name="T9">i.e. less than</text:span> (values[4]), the array window is shifted down and if more it is shifted up. In each case the shift is tested to ensure that the array won't extend beyond 0 relay count or 255 <text:s/>relay count.</text:p>
      <text:p text:style-name="P1"/>
      <text:p text:style-name="P8"><draw:frame draw:style-name="fr1" draw:name="Object1" text:anchor-type="paragraph" svg:width="15.097cm" svg:height="2.258cm" draw:z-index="0"><draw:object xlink:href="./Object 1" xlink:type="simple" xlink:show="embed" xlink:actuate="onLoad"/><draw:image xlink:href="./ObjectReplacements/Object 1" xlink:type="simple" xlink:show="embed" xlink:actuate="onLoad"/></draw:frame>fig x</text:p>
      <text:p text:style-name="P6"/>
      <text:p text:style-name="P7">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text:span text:style-name="T2">as 64 = relay 7 operated but 63 = relays 1+2+3+4+5+6 operated</text:span>. If the SWR values <text:span text:style-name="T9">in fig x </text:span>were simply <text:span text:style-name="T2">examined each side of</text:span> relay 64 <text:span text:style-name="T2">looking to see if they were greater or less, it </text:span>would suggest that <text:span text:style-name="T2">the value at 64 was</text:span> the dip. <text:span text:style-name="T2">H</text:span>owever <text:span text:style-name="T5">this is not the case and</text:span> the true low SWR is at relays <text:span text:style-name="T2">49 (off the scale shown in fig x)</text:span> <text:span text:style-name="T5">so</text:span> the best SWR would not <text:span text:style-name="T5">have </text:span>be<text:span text:style-name="T5">en</text:span> obtained. <text:span text:style-name="T5">By examining the relay each side of the initial best value. By looking further on each side, it is possible to accurately pick up an SWR trend in spite of the capacitor or inductor tolerances.</text:span></text:p>
      <text:p text:style-name="P5"/>
      <text:p text:style-name="P9"><draw:frame draw:style-name="fr2"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fig y</text:p>
      <text:p text:style-name="P10"><text:soft-page-break/>The window of SWR values held in the values[9] array is simply moved in the direction of best swr until array[4] holds the lowest SWR and the relay combination to produce this becomes the tune setting. The effect of traversing the relays is shown in fig y <text:span text:style-name="T6">and it can be seen that as the lowRelay is stepped down the chain the SWR's in values[4] is falling. The value “cnt” refers to the array position holding the smallest SWR and if less than 4 we traverse down and if greater than 4 we traverse up. The limit is reached when the lowest SWR occurs at values[4] and we are then tuned.</text:span></text:p>
      <text:p text:style-name="P10"/>
      <text:p text:style-name="P17">After tuning the capacitors, the same process is repeated for the inductors and then back to the capacitors again etc. until no further improvement can be obtained. It should be noted that sometimes changing say the inductors, will cause the capacitors to back up a little over changes just made to them and vice versa but eventually equilibrium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5-12-24T21:03:52.691167611</dc:date>
    <dc:creator>Graeme </dc:creator>
    <meta:editing-duration>PT2H18M50S</meta:editing-duration>
    <meta:editing-cycles>11</meta:editing-cycles>
    <meta:generator>LibreOffice/5.0.3.2$Linux_X86_64 LibreOffice_project/00m0$Build-2</meta:generator>
    <meta:document-statistic meta:table-count="0" meta:image-count="0" meta:object-count="3" meta:page-count="3" meta:paragraph-count="16" meta:word-count="910" meta:character-count="4807" meta:non-whitespace-character-count="39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4mm"/>
    </style:style>
    <style:style style:name="co2" style:family="table-column">
      <style:table-column-properties fo:break-before="auto" style:column-width="16.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99" style:text-position=""/>
    </style:style>
    <style:style style:name="ce2" style:family="table-cell" style:parent-style-name="Default">
      <style:text-properties fo:color="#006600" style:text-position=""/>
    </style:style>
    <style:style style:name="ce3" style:family="table-cell" style:parent-style-name="Default" style:data-style-name="N110">
      <style:text-properties style:text-position=""/>
    </style:style>
    <style:style style:name="ce4" style:family="table-cell" style:parent-style-name="Default">
      <style:text-properties fo:color="#000099"/>
    </style:style>
    <style:style style:name="ce5" style:family="table-cell" style:parent-style-name="Default">
      <style:text-properties fo:color="#006600"/>
    </style:style>
    <style:style style:name="ce6" style:family="table-cell" style:parent-style-name="Default" style:data-style-name="N110"/>
  </office:automatic-styles>
  <office:body>
    <office:spreadsheet>
      <table:calculation-settings table:automatic-find-labels="false"/>
      <table:table table:name="Coarse" table:style-name="ta1">
        <table:table-column table:style-name="co1" table:default-cell-style-name="ce4"/>
        <table:table-column table:style-name="co2" table:number-columns-repeated="9" table:default-cell-style-name="ce6"/>
        <table:table-row table:style-name="ro1">
          <table:table-cell table:style-name="Default" office:value-type="string" calcext:value-type="string">
            <text:p>Cap</text:p>
          </table:table-cell>
          <table:table-cell table:style-name="ce5" office:value-type="string" calcext:value-type="string">
            <text:p><text:s text:c="2"/>L0</text:p>
          </table:table-cell>
          <table:table-cell table:style-name="ce5" office:value-type="string" calcext:value-type="string">
            <text:p><text:s text:c="2"/>L1</text:p>
          </table:table-cell>
          <table:table-cell table:style-name="ce5" office:value-type="string" calcext:value-type="string">
            <text:p><text:s text:c="2"/>L2</text:p>
          </table:table-cell>
          <table:table-cell table:style-name="ce5" office:value-type="string" calcext:value-type="string">
            <text:p><text:s text:c="2"/>L3</text:p>
          </table:table-cell>
          <table:table-cell table:style-name="ce5" office:value-type="string" calcext:value-type="string">
            <text:p><text:s text:c="2"/>L4</text:p>
          </table:table-cell>
          <table:table-cell table:style-name="ce5" office:value-type="string" calcext:value-type="string">
            <text:p><text:s text:c="2"/>L5</text:p>
          </table:table-cell>
          <table:table-cell table:style-name="ce5" office:value-type="string" calcext:value-type="string">
            <text:p><text:s text:c="2"/>L6</text:p>
          </table:table-cell>
          <table:table-cell table:style-name="ce5" office:value-type="string" calcext:value-type="string">
            <text:p><text:s text:c="2"/>L7</text:p>
          </table:table-cell>
          <table:table-cell table:style-name="ce5" office:value-type="string" calcext:value-type="string">
            <text:p><text:s text:c="2"/>L8</text:p>
          </table:table-cell>
        </table:table-row>
        <table:table-row table:style-name="ro1">
          <table:table-cell office:value-type="string" calcext:value-type="string">
            <text:p>C0</text:p>
          </table:table-cell>
          <table:table-cell office:value-type="float" office:value="6.62025" calcext:value-type="float">
            <text:p>6.62025</text:p>
          </table:table-cell>
          <table:table-cell office:value-type="float" office:value="7.48" calcext:value-type="float">
            <text:p>7.48000</text:p>
          </table:table-cell>
          <table:table-cell office:value-type="float" office:value="8.42857" calcext:value-type="float">
            <text:p>8.42857</text:p>
          </table:table-cell>
          <table:table-cell office:value-type="float" office:value="9.8" calcext:value-type="float">
            <text:p>9.80000</text:p>
          </table:table-cell>
          <table:table-cell office:value-type="float" office:value="25.42857" calcext:value-type="float">
            <text:p>25.42857</text:p>
          </table:table-cell>
          <table:table-cell office:value-type="float" office:value="44.55555" calcext:value-type="float">
            <text:p>44.55555</text:p>
          </table:table-cell>
          <table:table-cell office:value-type="float" office:value="68.6923" calcext:value-type="float">
            <text:p>68.69230</text:p>
          </table:table-cell>
          <table:table-cell office:value-type="float" office:value="71.66666" calcext:value-type="float">
            <text:p>71.66666</text:p>
          </table:table-cell>
          <table:table-cell office:value-type="float" office:value="73.8" calcext:value-type="float">
            <text:p>73.80000</text:p>
          </table:table-cell>
        </table:table-row>
        <table:table-row table:style-name="ro1">
          <table:table-cell office:value-type="string" calcext:value-type="string">
            <text:p>C1</text:p>
          </table:table-cell>
          <table:table-cell office:value-type="float" office:value="81.88888" calcext:value-type="float">
            <text:p>81.88888</text:p>
          </table:table-cell>
          <table:table-cell office:value-type="float" office:value="7.36842" calcext:value-type="float">
            <text:p>7.36842</text:p>
          </table:table-cell>
          <table:table-cell office:value-type="float" office:value="8.19444" calcext:value-type="float">
            <text:p>8.19444</text:p>
          </table:table-cell>
          <table:table-cell office:value-type="float" office:value="9.63636" calcext:value-type="float">
            <text:p>9.63636</text:p>
          </table:table-cell>
          <table:table-cell office:value-type="float" office:value="26.33333" calcext:value-type="float">
            <text:p>26.33333</text:p>
          </table:table-cell>
          <table:table-cell office:value-type="float" office:value="44.55555" calcext:value-type="float">
            <text:p>44.55555</text:p>
          </table:table-cell>
          <table:table-cell office:value-type="float" office:value="68.53846" calcext:value-type="float">
            <text:p>68.53846</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2</text:p>
          </table:table-cell>
          <table:table-cell office:value-type="float" office:value="73.8" calcext:value-type="float">
            <text:p>73.80000</text:p>
          </table:table-cell>
          <table:table-cell office:value-type="float" office:value="7.25974" calcext:value-type="float">
            <text:p>7.25974</text:p>
          </table:table-cell>
          <table:table-cell office:value-type="float" office:value="8.19444" calcext:value-type="float">
            <text:p>8.19444</text:p>
          </table:table-cell>
          <table:table-cell office:value-type="float" office:value="9.50746" calcext:value-type="float">
            <text:p>9.50746</text:p>
          </table:table-cell>
          <table:table-cell office:value-type="float" office:value="24.44827" calcext:value-type="float">
            <text:p>24.44827</text:p>
          </table:table-cell>
          <table:table-cell office:value-type="float" office:value="42.15789" calcext:value-type="float">
            <text:p>42.15789</text:p>
          </table:table-cell>
          <table:table-cell office:value-type="float" office:value="68.6923" calcext:value-type="float">
            <text:p>68.69230</text:p>
          </table:table-cell>
          <table:table-cell office:value-type="float" office:value="66.7692" calcext:value-type="float">
            <text:p>66.76920</text:p>
          </table:table-cell>
          <table:table-cell office:value-type="float" office:value="73.8" calcext:value-type="float">
            <text:p>73.80000</text:p>
          </table:table-cell>
        </table:table-row>
        <table:table-row table:style-name="ro1">
          <table:table-cell office:value-type="string" calcext:value-type="string">
            <text:p>C3</text:p>
          </table:table-cell>
          <table:table-cell office:value-type="float" office:value="82.11111" calcext:value-type="float">
            <text:p>82.11111</text:p>
          </table:table-cell>
          <table:table-cell office:value-type="float" office:value="6.92592" calcext:value-type="float">
            <text:p>6.92592</text:p>
          </table:table-cell>
          <table:table-cell office:value-type="float" office:value="7.76315" calcext:value-type="float">
            <text:p>7.76315</text:p>
          </table:table-cell>
          <table:table-cell office:value-type="float" office:value="9.35294" calcext:value-type="float">
            <text:p>9.35294</text:p>
          </table:table-cell>
          <table:table-cell office:value-type="float" office:value="23.66666" calcext:value-type="float">
            <text:p>23.66666</text:p>
          </table:table-cell>
          <table:table-cell office:value-type="float" office:value="42.15789" calcext:value-type="float">
            <text:p>42.15789</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82.11111" calcext:value-type="float">
            <text:p>82.11111</text:p>
          </table:table-cell>
        </table:table-row>
        <table:table-row table:style-name="ro1">
          <table:table-cell office:value-type="string" calcext:value-type="string">
            <text:p>C4</text:p>
          </table:table-cell>
          <table:table-cell office:value-type="float" office:value="82.11111" calcext:value-type="float">
            <text:p>82.11111</text:p>
          </table:table-cell>
          <table:table-cell office:value-type="float" office:value="6.38636" calcext:value-type="float">
            <text:p>6.38636</text:p>
          </table:table-cell>
          <table:table-cell office:value-type="float" office:value="7.19512" calcext:value-type="float">
            <text:p>7.19512</text:p>
          </table:table-cell>
          <table:table-cell office:value-type="float" office:value="8.69863" calcext:value-type="float">
            <text:p>8.69863</text:p>
          </table:table-cell>
          <table:table-cell office:value-type="float" office:value="22.25" calcext:value-type="float">
            <text:p>22.25000</text:p>
          </table:table-cell>
          <table:table-cell office:value-type="float" office:value="40.1" calcext:value-type="float">
            <text:p>40.10000</text:p>
          </table:table-cell>
          <table:table-cell office:value-type="float" office:value="68.53846" calcext:value-type="float">
            <text:p>68.53846</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5</text:p>
          </table:table-cell>
          <table:table-cell office:value-type="float" office:value="73.8" calcext:value-type="float">
            <text:p>73.80000</text:p>
          </table:table-cell>
          <table:table-cell office:value-type="float" office:value="5.22429" calcext:value-type="float">
            <text:p>5.22429</text:p>
          </table:table-cell>
          <table:table-cell office:value-type="float" office:value="5.88" calcext:value-type="float">
            <text:p>5.88000</text:p>
          </table:table-cell>
          <table:table-cell office:value-type="float" office:value="7.37209" calcext:value-type="float">
            <text:p>7.37209</text:p>
          </table:table-cell>
          <table:table-cell office:value-type="float" office:value="18.17948" calcext:value-type="float">
            <text:p>18.17948</text:p>
          </table:table-cell>
          <table:table-cell office:value-type="float" office:value="34.82608" calcext:value-type="float">
            <text:p>34.82608</text:p>
          </table:table-cell>
          <table:table-cell office:value-type="float" office:value="63.71428" calcext:value-type="float">
            <text:p>63.71428</text:p>
          </table:table-cell>
          <table:table-cell office:value-type="float" office:value="66.23076" calcext:value-type="float">
            <text:p>66.23076</text:p>
          </table:table-cell>
          <table:table-cell office:value-type="float" office:value="74" calcext:value-type="float">
            <text:p>74.00000</text:p>
          </table:table-cell>
        </table:table-row>
        <table:table-row table:style-name="ro1">
          <table:table-cell office:value-type="string" calcext:value-type="string">
            <text:p>C6</text:p>
          </table:table-cell>
          <table:table-cell office:value-type="float" office:value="61.5" calcext:value-type="float">
            <text:p>61.50000</text:p>
          </table:table-cell>
          <table:table-cell office:value-type="float" office:value="2.94535" calcext:value-type="float">
            <text:p>2.94535</text:p>
          </table:table-cell>
          <table:table-cell office:value-type="float" office:value="3.40963" calcext:value-type="float">
            <text:p>3.40963</text:p>
          </table:table-cell>
          <table:table-cell office:value-type="float" office:value="4.4" calcext:value-type="float">
            <text:p>4.40000</text:p>
          </table:table-cell>
          <table:table-cell office:value-type="float" office:value="9.5194" calcext:value-type="float">
            <text:p>9.51940</text:p>
          </table:table-cell>
          <table:table-cell office:value-type="float" office:value="18.85714" calcext:value-type="float">
            <text:p>18.85714</text:p>
          </table:table-cell>
          <table:table-cell office:value-type="float" office:value="49.33333" calcext:value-type="float">
            <text:p>49.33333</text:p>
          </table:table-cell>
          <table:table-cell office:value-type="float" office:value="71.83333" calcext:value-type="float">
            <text:p>71.83333</text:p>
          </table:table-cell>
          <table:table-cell office:value-type="float" office:value="67" calcext:value-type="float">
            <text:p>67.00000</text:p>
          </table:table-cell>
        </table:table-row>
        <table:table-row table:style-name="ro1">
          <table:table-cell office:value-type="string" calcext:value-type="string">
            <text:p>C7</text:p>
          </table:table-cell>
          <table:table-cell office:value-type="float" office:value="67.72727" calcext:value-type="float">
            <text:p>67.72727</text:p>
          </table:table-cell>
          <table:table-cell office:value-type="float" office:value="1.50267" calcext:value-type="float">
            <text:p>1.50267</text:p>
          </table:table-cell>
          <table:table-cell office:value-type="float" office:value="1.54166" calcext:value-type="float">
            <text:p>1.54166</text:p>
          </table:table-cell>
          <table:table-cell office:value-type="float" office:value="2.10752" calcext:value-type="float">
            <text:p>2.10752</text:p>
          </table:table-cell>
          <table:table-cell office:value-type="float" office:value="5.41441" calcext:value-type="float">
            <text:p>5.41441</text:p>
          </table:table-cell>
          <table:table-cell office:value-type="float" office:value="13.59259" calcext:value-type="float">
            <text:p>13.59259</text:p>
          </table:table-cell>
          <table:table-cell office:value-type="float" office:value="49" calcext:value-type="float">
            <text:p>49.00000</text:p>
          </table:table-cell>
          <table:table-cell office:value-type="float" office:value="66.38461" calcext:value-type="float">
            <text:p>66.38461</text:p>
          </table:table-cell>
          <table:table-cell office:value-type="float" office:value="67.72727" calcext:value-type="float">
            <text:p>67.72727</text:p>
          </table:table-cell>
        </table:table-row>
        <table:table-row table:style-name="ro1">
          <table:table-cell office:value-type="string" calcext:value-type="string">
            <text:p>C8</text:p>
          </table:table-cell>
          <table:table-cell office:value-type="float" office:value="82.77777" calcext:value-type="float">
            <text:p>82.77777</text:p>
          </table:table-cell>
          <table:table-cell office:value-type="float" office:value="30.28571" calcext:value-type="float">
            <text:p>30.28571</text:p>
          </table:table-cell>
          <table:table-cell office:value-type="float" office:value="29.23529" calcext:value-type="float">
            <text:p>29.23529</text:p>
          </table:table-cell>
          <table:table-cell office:value-type="float" office:value="36.29411" calcext:value-type="float">
            <text:p>36.29411</text:p>
          </table:table-cell>
          <table:table-cell office:value-type="float" office:value="99" calcext:value-type="float">
            <text:p>99.00000</text:p>
          </table:table-cell>
          <table:table-cell office:value-type="float" office:value="71.54545" calcext:value-type="float">
            <text:p>71.54545</text:p>
          </table:table-cell>
          <table:table-cell office:value-type="float" office:value="74.33333" calcext:value-type="float">
            <text:p>74.33333</text:p>
          </table:table-cell>
          <table:table-cell office:value-type="float" office:value="71.83333" calcext:value-type="float">
            <text:p>71.83333</text:p>
          </table:table-cell>
          <table:table-cell office:value-type="float" office:value="74.6" calcext:value-type="float">
            <text:p>74.60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5" loext:min-decimal-places="5"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4">00/00/0000</text:date>, <text:time style:data-style-name="N2" text:time-value="14:03:31.174752845">00:00:00</text:time></text:p>
        </style:region-right>
      </style:header>
      <style:header-left style:display="false"/>
      <style:footer>
        <text:p>Page <text:page-number>1</text:page-number> / <text:page-count>99</text:page-count></text:p>
      </style:footer>
      <style:footer-left style:display="false"/>
    </style:master-page>
  </office:master-styles>
</office:document-styles>
</file>